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99"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0"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1"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2"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3"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4"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05"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06"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0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08" style:family="paragraph" style:parent-style-name="Standard">
      <style:paragraph-properties fo:line-height="150%"/>
      <style:text-properties style:font-name="Arial" fo:font-size="11pt" officeooo:rsid="01b47c1d" officeooo:paragraph-rsid="01b47c1d" style:font-size-asian="9.60000038146973pt" style:font-size-complex="11pt"/>
    </style:style>
    <style:style style:name="P109"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0"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1"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2"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c8320"/>
    </style:style>
    <style:style style:name="T101" style:family="text">
      <style:text-properties officeooo:rsid="013fd6b9"/>
    </style:style>
    <style:style style:name="T102" style:family="text">
      <style:text-properties officeooo:rsid="0146b81a"/>
    </style:style>
    <style:style style:name="T103" style:family="text">
      <style:text-properties officeooo:rsid="014776f9"/>
    </style:style>
    <style:style style:name="T104" style:family="text">
      <style:text-properties officeooo:rsid="0148e421"/>
    </style:style>
    <style:style style:name="T105" style:family="text">
      <style:text-properties officeooo:rsid="014f86f3"/>
    </style:style>
    <style:style style:name="T106" style:family="text">
      <style:text-properties officeooo:rsid="015971d6"/>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40c23"/>
    </style:style>
    <style:style style:name="T117" style:family="text">
      <style:text-properties officeooo:rsid="0175a6b3"/>
    </style:style>
    <style:style style:name="T118" style:family="text">
      <style:text-properties officeooo:rsid="017a35d7"/>
    </style:style>
    <style:style style:name="T119" style:family="text">
      <style:text-properties officeooo:rsid="0183af93"/>
    </style:style>
    <style:style style:name="T120" style:family="text">
      <style:text-properties officeooo:rsid="019694d8"/>
    </style:style>
    <style:style style:name="T121" style:family="text">
      <style:text-properties officeooo:rsid="0199de48"/>
    </style:style>
    <style:style style:name="T122" style:family="text">
      <style:text-properties officeooo:rsid="01a05802"/>
    </style:style>
    <style:style style:name="T123" style:family="text">
      <style:text-properties officeooo:rsid="01a1e1ae"/>
    </style:style>
    <style:style style:name="T124" style:family="text">
      <style:text-properties officeooo:rsid="01a7156d"/>
    </style:style>
    <style:style style:name="T125" style:family="text">
      <style:text-properties officeooo:rsid="01a945db"/>
    </style:style>
    <style:style style:name="T126" style:family="text">
      <style:text-properties officeooo:rsid="01ad5835"/>
    </style:style>
    <style:style style:name="T127" style:family="text">
      <style:text-properties officeooo:rsid="01af1cd2"/>
    </style:style>
    <style:style style:name="T128" style:family="text">
      <style:text-properties officeooo:rsid="01b07aa7"/>
    </style:style>
    <style:style style:name="T129" style:family="text">
      <style:text-properties officeooo:rsid="01b65213"/>
    </style:style>
    <style:style style:name="T130" style:family="text">
      <style:text-properties officeooo:rsid="01b6d7a2"/>
    </style:style>
    <style:style style:name="T131" style:family="text">
      <style:text-properties officeooo:rsid="01bcbdfc"/>
    </style:style>
    <style:style style:name="T132" style:family="text">
      <style:text-properties officeooo:rsid="01c227b0"/>
    </style:style>
    <style:style style:name="T133" style:family="text">
      <style:text-properties officeooo:rsid="01c5e0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98"><text:tab/>2.3<text:tab/>Eingesetzte Mittel</text:p>
      <text:p text:style-name="P74"><text:tab/><text:span text:style-name="T89">2.4<text:tab/>Projektkosten</text:span><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21">6.1</text:span><text:tab/><text:span text:style-name="T19">Fehlerbehebung</text:span></text:p>
      <text:p text:style-name="P21"><text:tab/><text:span text:style-name="T121">6.2</text:span><text:tab/><text:span text:style-name="T19">Codereview</text:span><text:tab/><text:tab/></text:p>
      <text:p text:style-name="P28">7.<text:tab/>Einführungsphase</text:p>
      <text:p text:style-name="P28"><text:tab/><text:span text:style-name="T121">7.1</text:span><text:tab/><text:span text:style-name="T23">Ü</text:span>bergabe der Software und Inbetriebnahme</text:p>
      <text:p text:style-name="P21"><text:span text:style-name="T19">8.</text:span><text:tab/><text:span text:style-name="T17">Projektergebnisse</text:span></text:p>
      <text:p text:style-name="P21"><text:tab/><text:span text:style-name="T121">8.1</text:span><text:tab/><text:span text:style-name="T66">Soll- Istvergleich</text:span></text:p>
      <text:p text:style-name="P21"><text:tab/><text:span text:style-name="T121">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10">Datenbanksystem</text:span></text:p>
      <text:p text:style-name="P103">iOS:<text:tab/><text:tab/>Betriebssystem für mobile Endgeräte</text:p>
      <text:p text:style-name="P104">IDE:<text:tab/><text:tab/>Integrated Development Environment – <text:span text:style-name="T124">integrierte Entwicklungsumgebung</text:span></text:p>
      <text:p text:style-name="P109">HTTP:<text:tab/><text:tab/>Hypertext Trans<text:span text:style-name="T130">fer</text:span> Protocol – <text:span text:style-name="T129">Kommunikationsgrundlage des World Wide Web</text:span></text:p>
      <text:p text:style-name="P110">MVC:<text:tab/><text:tab/>Model-View-Controller – Entwurfsmuster <text:span text:style-name="T131">der strukturierten Softwareentwicklung </text:span></text:p>
      <text:p text:style-name="P111">PHP:<text:tab/><text:tab/><text:span text:style-name="T132">PHP: Hypertext Processor – Skriptsprache</text:span></text:p>
      <text:p text:style-name="P112">UML:<text:tab/><text:tab/>Unified Modeling Language – <text:span text:style-name="T133">Vereinheitlichte Modellierungssprache</text:span></text:p>
      <text:p text:style-name="P1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text:span text:style-name="T105">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Das gesamte Reservierungssystem wird von Grund auf neu entwickelt, daher existieren noch <text:soft-page-break/>keine Schnittstellen nach au<text:span text:style-name="T106">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3">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MVC-Anwendungen ausgeführt, welche die Skriptsprache PHP nutzt. Das verwendete DBMS ist MySQL (ebenfalls quelloffen). Die Revisionierung der Software sollte mittels Git, einer verteilten </text:span><text:soft-page-break/><text:span text:style-name="T21">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99">Die Projektphasen wurden zeitlich wie folgt gegliedert:</text:p>
      <text:p text:style-name="P99"/>
      <text:p text:style-name="P79">2.3<text:tab/>Eingesetzte Mittel</text:p>
      <text:p text:style-name="P100">Es wurde darauf geachtet, <text:span text:style-name="T119">schon vorhandene Mittel sowie quelloffene Softwareprodukte einzusetzen. </text:span></text:p>
      <text:p text:style-name="P101">Ein Büroarbeitsplatz mit einem handelsüblichen PC <text:span text:style-name="T122">für</text:span> Microsoft Windows 10 <text:span text:style-name="T122">als Betriebssystem </text:span>stand mit entsprechender Peripherie wie Bildschirm etc. schon zur Verfügung. <text:span text:style-name="T123">Hier wurden sämtliche Entwicklungsarbeiten und die Erstellung der Dokumentation durchgeführt. Die eingesetzten Sofwareprodukte fielen in die Kategorie der quelloffenen Software, dadurch entstanden keine zusätzlichen Kosten.</text:span></text:p>
      <text:p text:style-name="P102">Als IDE <text:span text:style-name="T125">kam Netbeans v8.1 zum Einsatz, als Revisionierungssoftware Git v2.6. PHP als Skriptsprache ist mit Version 5.6 am Teilprojekt beteiligt, MySQL mit Version 5.7. </text:span></text:p>
      <text:p text:style-name="P105">Die Dokumentation wurde mittels LibreOf<text:span text:style-name="T126">f</text:span>ice 5, die UML Diagramme <text:span text:style-name="T126">mit Umbrello v2.18. </text:span></text:p>
      <text:p text:style-name="P105"><text:span text:style-name="T127">Kleinere Werkzeuge wie etwa PuTTY als Terminalemulator, FileZilla zum Datentransfer oder bash als Shell wurden ebenfalls eingesetzt. </text:span></text:p>
      <text:p text:style-name="P106">Zum Testen der Software kam das <text:span text:style-name="T128">grafische </text:span>Werkzeug Postman <text:span text:style-name="T128">zum Einsatz.</text:span></text:p>
      <text:p text:style-name="P80">2.4<text:tab/><text:span text:style-name="T100">Projektkosten</text:span></text:p>
      <text:p text:style-name="P80"/>
      <text:p text:style-name="P32">3.<text:tab/>Analysephase</text:p>
      <text:p text:style-name="P33">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text:span text:style-name="T111">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text:soft-page-break/>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2"/>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4">wurde</text:span> au<text:span text:style-name="T113">ß</text:span>erdem die Klasse Hotel mit den relevanten Hoteldaten wie z.B. E-Mail Adresse <text:span text:style-name="T114">eingeführt</text:span>. </text:p>
      <text:p text:style-name="P41">Da der Nutzer während des Reservierungsvorgangs einen Warenkorb <text:span text:style-name="T115">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text:span><text:soft-page-break/><text:span text:style-name="T56">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61">Teilprojekts zu gewinnen wurde das Sequenzdiagramm des Dialogs zwischen Apps und Proxy sowie das Klassendiagramm der Anwendung erstellt. </text:span></text:p>
      <text:p text:style-name="P49">Da die Anwendung mittels <text:span text:style-name="T116">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7">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50">Die URLs <text:span text:style-name="T65">wurden wie folgt benannt: initialdata, pricesandavailabilities, totalprice, order</text:span></text:p>
      <text:p text:style-name="P108">Die URLs</text:p>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text:span><text:soft-page-break/><text:span text:style-name="T72">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8">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text:span><text:soft-page-break/><text:span text:style-name="T79">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Da die IDE Rechtschreibfehler zeitnah meldet, ist eine syntaktisch fehlerfreie Erstellung des Quelltextes möglich gewesen. </text:p>
      <text:p text:style-name="P93">Symfony<text:span text:style-name="T84">3</text:span> bietet ebenfalls einen eingebauten Debugger an, der Fehler und Unstimmigkeiten während der Ausführung meldet. Somit konnten Fehlerbehebungen währen<text:span text:style-name="T109">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1">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20">iv</text:span>server geschoben. Dadurch daß dort ein Git-Repository vorhanden ist, ist eine einfache push Operation seitens des Entwicklungsrechners <text:span text:style-name="T102">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3">s ist ein dauerhafter und zuverlässiger Serverbetrieb eingerichtet worden.</text:span></text:p>
      <text:p text:style-name="P72"><text:soft-page-break/>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4">in einem</text:span> JSON-Schema <text:span text:style-name="T104">festgelegt. Der Proxy wurde mittels PHP-Framework Symfony3 implementiert. Die Anwendung läuft zuverlässig und performant auf einem extern betriebenen Server. </text:span><text:s/></text:p>
      <text:p text:style-name="P73">8.2<text:tab/>Fazit</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4M24S</meta:editing-duration>
    <meta:editing-cycles>385</meta:editing-cycles>
    <meta:generator>LibreOffice/5.1.2.2$Windows_X86_64 LibreOffice_project/d3bf12ecb743fc0d20e0be0c58ca359301eb705f</meta:generator>
    <dc:date>2016-05-26T13:06:19.163000000</dc:date>
    <meta:document-statistic meta:table-count="0" meta:image-count="0" meta:object-count="0" meta:page-count="11" meta:paragraph-count="166" meta:word-count="2834" meta:character-count="21889" meta:non-whitespace-character-count="19122"/>
    <meta:user-defined meta:name="Info 1"/>
    <meta:user-defined meta:name="Info 2"/>
    <meta:user-defined meta:name="Info 3"/>
    <meta:user-defined meta:name="Info 4"/>
  </office:meta>
</office:document-meta>
</file>